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Tahoma" svg:font-family="Tahoma"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4.249cm" style:rel-column-width="2409*"/>
    </style:style>
    <style:style style:name="Table1.B" style:family="table-column">
      <style:table-column-properties style:column-width="4.251cm" style:rel-column-width="2410*"/>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4.249cm" style:rel-column-width="2409*"/>
    </style:style>
    <style:style style:name="Table2.B" style:family="table-column">
      <style:table-column-properties style:column-width="4.251cm" style:rel-column-width="2410*"/>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0.05pt solid #000000" fo:border-top="none" fo:border-bottom="0.05pt solid #000000"/>
    </style:style>
    <style:style style:name="P1" style:family="paragraph" style:parent-style-name="Header">
      <style:text-properties officeooo:rsid="00037cf1" officeooo:paragraph-rsid="00037cf1"/>
    </style:style>
    <style:style style:name="P2" style:family="paragraph" style:parent-style-name="Standard">
      <style:text-properties officeooo:rsid="00037cf1" officeooo:paragraph-rsid="00037cf1"/>
    </style:style>
    <style:style style:name="P3" style:family="paragraph" style:parent-style-name="Standard">
      <style:text-properties officeooo:rsid="00037cf1" officeooo:paragraph-rsid="00055796"/>
    </style:style>
    <style:style style:name="P4" style:family="paragraph" style:parent-style-name="Standard">
      <style:text-properties fo:font-weight="bold" officeooo:rsid="00037cf1" officeooo:paragraph-rsid="00037cf1" style:font-weight-asian="bold" style:font-weight-complex="bold"/>
    </style:style>
    <style:style style:name="P5" style:family="paragraph" style:parent-style-name="Standard">
      <style:text-properties officeooo:paragraph-rsid="00043c05"/>
    </style:style>
    <style:style style:name="P6" style:family="paragraph" style:parent-style-name="Standard">
      <style:paragraph-properties>
        <style:tab-stops>
          <style:tab-stop style:position="2.011cm"/>
          <style:tab-stop style:position="9.657cm"/>
          <style:tab-stop style:position="11.8cm"/>
        </style:tab-stops>
      </style:paragraph-properties>
      <style:text-properties style:font-name="Liberation Mono" fo:font-size="11pt" fo:font-weight="normal" officeooo:rsid="00043c05" officeooo:paragraph-rsid="00043c05" style:font-size-asian="11pt" style:font-weight-asian="normal" style:font-size-complex="11pt" style:font-weight-complex="normal"/>
    </style:style>
    <style:style style:name="P7" style:family="paragraph" style:parent-style-name="Standard">
      <style:text-properties officeooo:rsid="00043c05" officeooo:paragraph-rsid="00043c05"/>
    </style:style>
    <style:style style:name="P8" style:family="paragraph" style:parent-style-name="Standard">
      <style:paragraph-properties fo:break-before="page"/>
      <style:text-properties fo:font-weight="bold" officeooo:rsid="00043c05" officeooo:paragraph-rsid="00043c05" style:font-weight-asian="bold" style:font-weight-complex="bold"/>
    </style:style>
    <style:style style:name="P9" style:family="paragraph" style:parent-style-name="Standard">
      <style:text-properties fo:font-weight="normal" officeooo:rsid="000409be" officeooo:paragraph-rsid="000409be" style:font-weight-asian="normal" style:font-weight-complex="normal"/>
    </style:style>
    <style:style style:name="P10" style:family="paragraph" style:parent-style-name="Standard">
      <style:text-properties fo:font-weight="normal" officeooo:rsid="000409be" officeooo:paragraph-rsid="000d4484" style:font-weight-asian="normal" style:font-weight-complex="normal"/>
    </style:style>
    <style:style style:name="P11" style:family="paragraph" style:parent-style-name="Standard">
      <style:text-properties fo:font-weight="normal" officeooo:rsid="00088222" officeooo:paragraph-rsid="000ad00d" style:font-weight-asian="normal" style:font-weight-complex="normal"/>
    </style:style>
    <style:style style:name="P12" style:family="paragraph" style:parent-style-name="Standard">
      <style:text-properties fo:font-weight="normal" officeooo:rsid="000d1275" officeooo:paragraph-rsid="000d1275" style:font-weight-asian="normal" style:font-weight-complex="normal"/>
    </style:style>
    <style:style style:name="P13" style:family="paragraph" style:parent-style-name="Standard">
      <style:text-properties fo:font-weight="normal" officeooo:rsid="000668bb" officeooo:paragraph-rsid="000668bb" style:font-weight-asian="normal" style:font-weight-complex="normal"/>
    </style:style>
    <style:style style:name="P14" style:family="paragraph" style:parent-style-name="Standard">
      <style:text-properties officeooo:paragraph-rsid="00043c05"/>
    </style:style>
    <style:style style:name="P15" style:family="paragraph" style:parent-style-name="Standard">
      <style:text-properties officeooo:paragraph-rsid="000beaaf"/>
    </style:style>
    <style:style style:name="P16" style:family="paragraph" style:parent-style-name="Standard">
      <style:text-properties fo:font-weight="bold" officeooo:rsid="00037cf1" officeooo:paragraph-rsid="000668bb" style:font-weight-asian="bold" style:font-weight-complex="bold"/>
    </style:style>
    <style:style style:name="P17" style:family="paragraph" style:parent-style-name="Standard">
      <style:text-properties fo:font-weight="bold" officeooo:rsid="00037cf1" officeooo:paragraph-rsid="000d1275" style:font-weight-asian="bold" style:font-weight-complex="bold"/>
    </style:style>
    <style:style style:name="P18" style:family="paragraph" style:parent-style-name="Standard">
      <style:text-properties fo:font-weight="bold" officeooo:rsid="00043c05" officeooo:paragraph-rsid="000d4484" style:font-weight-asian="bold" style:font-weight-complex="bold"/>
    </style:style>
    <style:style style:name="P19" style:family="paragraph" style:parent-style-name="Standard">
      <style:paragraph-properties>
        <style:tab-stops>
          <style:tab-stop style:position="2.011cm"/>
          <style:tab-stop style:position="9.657cm"/>
          <style:tab-stop style:position="11.8cm"/>
        </style:tab-stops>
      </style:paragraph-properties>
      <style:text-properties style:font-name="Liberation Mono" fo:font-size="11pt" fo:font-weight="normal" officeooo:rsid="000d4484" officeooo:paragraph-rsid="00043c05" style:font-size-asian="11pt" style:font-weight-asian="normal" style:font-size-complex="11pt" style:font-weight-complex="normal"/>
    </style:style>
    <style:style style:name="P20" style:family="paragraph" style:parent-style-name="Standard">
      <style:text-properties fo:font-size="11pt" fo:font-weight="normal" officeooo:rsid="000d4484" officeooo:paragraph-rsid="000d4484" style:font-size-asian="11pt" style:font-weight-asian="normal" style:font-size-complex="11pt" style:font-weight-complex="normal"/>
    </style:style>
    <style:style style:name="P21" style:family="paragraph" style:parent-style-name="Standard">
      <style:text-properties fo:font-size="11pt" fo:font-weight="normal" officeooo:rsid="000409be" officeooo:paragraph-rsid="000d4484" style:font-size-asian="11pt" style:font-weight-asian="normal" style:font-size-complex="11pt" style:font-weight-complex="normal"/>
    </style:style>
    <style:style style:name="P22" style:family="paragraph" style:parent-style-name="Table_20_Contents">
      <style:paragraph-properties>
        <style:tab-stops>
          <style:tab-stop style:position="1.508cm"/>
        </style:tab-stops>
      </style:paragraph-properties>
      <style:text-properties fo:font-size="11pt" officeooo:rsid="00088222" officeooo:paragraph-rsid="00088222" style:font-size-asian="11pt" style:font-size-complex="11pt"/>
    </style:style>
    <style:style style:name="P23" style:family="paragraph" style:parent-style-name="Table_20_Contents">
      <style:paragraph-properties>
        <style:tab-stops>
          <style:tab-stop style:position="1.508cm"/>
        </style:tab-stops>
      </style:paragraph-properties>
      <style:text-properties fo:font-size="11pt" officeooo:rsid="00088222" officeooo:paragraph-rsid="00088222" style:font-size-asian="11pt" style:font-size-complex="11pt"/>
    </style:style>
    <style:style style:name="P24" style:family="paragraph" style:parent-style-name="Table_20_Contents">
      <style:paragraph-properties>
        <style:tab-stops>
          <style:tab-stop style:position="1.005cm"/>
        </style:tab-stops>
      </style:paragraph-properties>
      <style:text-properties fo:font-size="11pt" officeooo:rsid="00088222" officeooo:paragraph-rsid="000d4484" style:font-size-asian="11pt" style:font-size-complex="11pt"/>
    </style:style>
    <style:style style:name="P25" style:family="paragraph" style:parent-style-name="Table_20_Contents">
      <style:paragraph-properties>
        <style:tab-stops>
          <style:tab-stop style:position="1.508cm"/>
        </style:tab-stops>
      </style:paragraph-properties>
      <style:text-properties fo:font-size="11pt" officeooo:rsid="00074a2e" officeooo:paragraph-rsid="00074a2e" style:font-size-asian="11pt" style:font-size-complex="11pt"/>
    </style:style>
    <style:style style:name="P26" style:family="paragraph" style:parent-style-name="Table_20_Contents">
      <style:paragraph-properties>
        <style:tab-stops>
          <style:tab-stop style:position="1.005cm"/>
        </style:tab-stops>
      </style:paragraph-properties>
      <style:text-properties fo:font-size="11pt" officeooo:rsid="00074a2e" officeooo:paragraph-rsid="000d4484" style:font-size-asian="11pt" style:font-size-complex="11pt"/>
    </style:style>
    <style:style style:name="P27" style:family="paragraph" style:parent-style-name="Table_20_Contents">
      <style:paragraph-properties>
        <style:tab-stops>
          <style:tab-stop style:position="1.508cm"/>
        </style:tab-stops>
      </style:paragraph-properties>
      <style:text-properties fo:font-size="11pt" officeooo:rsid="000a572a" officeooo:paragraph-rsid="000a572a" style:font-size-asian="11pt" style:font-size-complex="11pt"/>
    </style:style>
    <style:style style:name="P28" style:family="paragraph" style:parent-style-name="Table_20_Contents">
      <style:paragraph-properties>
        <style:tab-stops>
          <style:tab-stop style:position="1.005cm"/>
        </style:tab-stops>
      </style:paragraph-properties>
      <style:text-properties fo:font-size="11pt" officeooo:rsid="000d4484" officeooo:paragraph-rsid="000d4484" style:font-size-asian="11pt" style:font-size-complex="11pt"/>
    </style:style>
    <style:style style:name="P29" style:family="paragraph" style:parent-style-name="Table_20_Contents">
      <style:paragraph-properties fo:text-align="center" style:justify-single-word="false"/>
      <style:text-properties fo:font-size="11pt" fo:font-weight="bold" officeooo:rsid="00088222" officeooo:paragraph-rsid="00088222" style:font-size-asian="11pt" style:font-weight-asian="bold" style:font-size-complex="11pt" style:font-weight-complex="bold"/>
    </style:style>
    <style:style style:name="P30" style:family="paragraph" style:parent-style-name="Table_20_Contents">
      <style:paragraph-properties fo:text-align="center" style:justify-single-word="false"/>
      <style:text-properties fo:font-size="11pt" fo:font-weight="bold" officeooo:rsid="00088222" officeooo:paragraph-rsid="000d4484" style:font-size-asian="11pt" style:font-weight-asian="bold" style:font-size-complex="11pt" style:font-weight-complex="bold"/>
    </style:style>
    <style:style style:name="P31" style:family="paragraph" style:parent-style-name="Table_20_Contents">
      <style:paragraph-properties fo:text-align="center" style:justify-single-word="false"/>
      <style:text-properties fo:font-size="11pt" fo:font-weight="bold" officeooo:rsid="000d4484" officeooo:paragraph-rsid="000d4484" style:font-size-asian="11pt" style:font-weight-asian="bold" style:font-size-complex="11pt" style:font-weight-complex="bold"/>
    </style:style>
    <style:style style:name="P32" style:family="paragraph" style:parent-style-name="Table_20_Contents">
      <style:paragraph-properties style:writing-mode="page">
        <style:tab-stops>
          <style:tab-stop style:position="1cm"/>
          <style:tab-stop style:position="1.508cm"/>
        </style:tab-stops>
      </style:paragraph-properties>
      <style:text-properties fo:font-size="11pt" officeooo:rsid="00088222" officeooo:paragraph-rsid="000d4484" style:font-size-asian="11pt" style:font-size-complex="11pt"/>
    </style:style>
    <style:style style:name="P33" style:family="paragraph" style:parent-style-name="Table_20_Contents">
      <style:paragraph-properties style:writing-mode="page">
        <style:tab-stops>
          <style:tab-stop style:position="1cm"/>
          <style:tab-stop style:position="1.508cm"/>
        </style:tab-stops>
      </style:paragraph-properties>
      <style:text-properties fo:font-size="11pt" officeooo:rsid="000a572a" officeooo:paragraph-rsid="000d4484" style:font-size-asian="11pt" style:font-size-complex="11pt"/>
    </style:style>
    <style:style style:name="P34" style:family="paragraph" style:parent-style-name="Table_20_Contents">
      <style:paragraph-properties style:writing-mode="page">
        <style:tab-stops>
          <style:tab-stop style:position="1cm"/>
          <style:tab-stop style:position="1.508cm"/>
        </style:tab-stops>
      </style:paragraph-properties>
      <style:text-properties fo:font-size="11pt" officeooo:rsid="000d4484" officeooo:paragraph-rsid="000d4484" style:font-size-asian="11pt" style:font-size-complex="11pt"/>
    </style:style>
    <style:style style:name="T1" style:family="text">
      <style:text-properties officeooo:rsid="000409be"/>
    </style:style>
    <style:style style:name="T2" style:family="text">
      <style:text-properties officeooo:rsid="00043c05"/>
    </style:style>
    <style:style style:name="T3" style:family="text">
      <style:text-properties style:text-position="sub 58%" officeooo:rsid="000409be" style:font-size-asian="10.5pt"/>
    </style:style>
    <style:style style:name="T4" style:family="text">
      <style:text-properties style:text-position="sub 58%" officeooo:rsid="000409be"/>
    </style:style>
    <style:style style:name="T5" style:family="text">
      <style:text-properties officeooo:rsid="00055796"/>
    </style:style>
    <style:style style:name="T6" style:family="text">
      <style:text-properties officeooo:rsid="00037cf1"/>
    </style:style>
    <style:style style:name="T7" style:family="text">
      <style:text-properties officeooo:rsid="000a572a"/>
    </style:style>
    <style:style style:name="T8" style:family="text">
      <style:text-properties officeooo:rsid="000beaaf"/>
    </style:style>
    <style:style style:name="T9" style:family="text">
      <style:text-properties style:text-position="super 58%" officeooo:rsid="00043c05"/>
    </style:style>
    <style:style style:name="T10" style:family="text">
      <style:text-properties officeooo:rsid="000d448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Question we investigated</text:p>
      <text:p text:style-name="P2">Are there systematic differences between similarity ranking measures?</text:p>
      <text:p text:style-name="P2"/>
      <text:p text:style-name="P4">Hypothesis</text:p>
      <text:p text:style-name="P2">The similarity measure used may render different rankings with different </text:p>
      <text:p text:style-name="P4"/>
      <text:p text:style-name="P4">Method</text:p>
      <text:p text:style-name="P3">We implemented <text:span text:style-name="T2">four</text:span> similarity <text:span text:style-name="T2">measures</text:span>: cosine similarity, <text:span text:style-name="T1">cosine similarity with PPMI</text:span><text:span text:style-name="T4">alpha</text:span>, Jaccard index, and Sørensen–Dice coefficient. </text:p>
      <text:p text:style-name="P3"/>
      <text:p text:style-name="P3"><text:span text:style-name="T2">The PPMI</text:span><text:span text:style-name="T3">alpha </text:span><text:span text:style-name="T2">function was implemented based on Jurafsky &amp; Martin (3</text:span><text:span text:style-name="T9">rd</text:span><text:span text:style-name="T2"> Edition Draft) discussion of positive pointwise mutual information (PPMI). They observe that PPMI tends to be biased. Infrequent words may skew the rankings. To reduce this effect, the word counts are mitigated with an alpha value. We used the suggested value of 0.75 (Jurafsky and Martin, 2016)(Levy et. al, 2015). <text:s/></text:span></text:p>
      <text:p text:style-name="P7"/>
      <text:p text:style-name="P7">The Jaccard index and the Dice coefficient are strongly similar indexing measures that use weighted vector proportions to create a similarity ratio. With Jaccard, we measured the weighted vectors using cardinality. Where two words share common vectors the cardinality of the intersection is divided by the cardinality of the union of the vectors. With Dice, <text:span text:style-name="T5">we take twice the cardinality of the <text:s/>overlapping vectors and divide by the sum of the cardinality of the two vectors. Both of these measures as implemented tend to be independent of the frequency of the terms’ co-occurrence.</text:span></text:p>
      <text:p text:style-name="P7"/>
      <text:p text:style-name="P2">We arbitrarily selected a set of words we thought might have high to intermediate similarity </text:p>
      <text:p text:style-name="P2">{computer, pc, mac, machine, mouse, phone, apple} and a set of words that we thought would have some lack of similarity {cat, shovel, car, #egypt, trump, easy}. </text:p>
      <text:p text:style-name="P2"/>
      <text:p text:style-name="P4">Results</text:p>
      <text:p text:style-name="P9">When we examined our similar words, the rankings by similarity had different orderings (except between Jaccard and Dice). For the most similar pairs, “compute” and “pc” ranked highest on cosine similarity and fifth on Jaccard and Dice measures. </text:p>
      <text:p text:style-name="P9"/>
      <text:p text:style-name="P11">When we examined our dissimilar words, we saw <text:span text:style-name="T7">a larger</text:span> change in pair similarity <text:span text:style-name="T7">measures. The PPMI</text:span><text:span text:style-name="T3">alpha</text:span><text:span text:style-name="T7"> index more stongly suggests the lack of similarity between the words we selected to be dissimilar. The Jaccard index, as implemented, ignores word counts so its numbers may be sufficient for some kind of rank but probably not sufficient for qualitative statements.</text:span></text:p>
      <text:p text:style-name="P11"/>
      <text:p text:style-name="P16">Discussion and future directions</text:p>
      <text:p text:style-name="P12">From our investigations, it appears that for ranking of distributional similarity a measure that uses word counts will yield results that seem intuitively plausible. The PPMIalpha measure provides more zeros for strongly dissimilar words; it does not promote words without a weight of word counts to support it.</text:p>
      <text:p text:style-name="P17"/>
      <text:p text:style-name="P13">The Jaccard and Dice measures do not take into account the proportion of vector elements that appear, just the count of intersecting, co-occurrent words. An adjustment that could take into account word frequencies may make the importance of common occurrence word pairs seem more distributionally similar. </text:p>
      <text:p text:style-name="P13"/>
      <text:p text:style-name="P12">It may actually be more useful with Twitter analysis to not process out any small word counts nor to harshly discount them, since Twitter diction and grammar often contain multiple spellings (misspellings), and invented words specific to an event.</text:p>
      <text:p text:style-name="P8">Preliminary Task Output</text:p>
      <text:p text:style-name="P6">PMI check passed</text:p>
      <text:p text:style-name="P6">Getting all the word id's as a set</text:p>
      <text:p text:style-name="P6">Creating word vectors...</text:p>
      <text:p text:style-name="P6">Sort by cosine similarity</text:p>
      <text:p text:style-name="P6">0.36<text:tab/>('cat', 'dog') <text:s text:c="15"/><text:tab/>169733<text:tab/>287114</text:p>
      <text:p text:style-name="P6">0.17<text:tab/>('comput', 'mous') <text:s text:c="11"/><text:tab/>160828<text:tab/>22265</text:p>
      <text:p text:style-name="P6">0.12<text:tab/>('cat', 'mous') <text:s text:c="14"/><text:tab/>169733<text:tab/>22265</text:p>
      <text:p text:style-name="P6">0.09<text:tab/>('mous', 'dog') <text:s text:c="14"/><text:tab/>22265<text:tab/>287114</text:p>
      <text:p text:style-name="P6">0.07<text:tab/>('cat', 'comput') <text:s text:c="12"/><text:tab/>169733<text:tab/>160828</text:p>
      <text:p text:style-name="P6">0.06<text:tab/>('comput', 'dog') <text:s text:c="12"/><text:tab/>160828<text:tab/>287114</text:p>
      <text:p text:style-name="P6">0.02<text:tab/>('@justinbieber', 'dog') <text:s text:c="5"/><text:tab/>703307<text:tab/>287114</text:p>
      <text:p text:style-name="P6">0.01<text:tab/>('cat', '@justinbieber') <text:s text:c="5"/><text:tab/>169733<text:tab/>703307</text:p>
      <text:p text:style-name="P6">0.01<text:tab/>('@justinbieber', 'comput') <text:s text:c="2"/><text:tab/>703307<text:tab/>160828</text:p>
      <text:p text:style-name="P6">0.01<text:tab/>('@justinbieber', 'mous') <text:s text:c="4"/><text:tab/>703307<text:tab/>22265</text:p>
      <text:p text:style-name="P19"/>
      <text:p text:style-name="P18"><text:span text:style-name="T10">Results (abbreviated)</text:span></text:p>
      <text:p text:style-name="P20">Top six similarity pair-wise rankings of the set <text:span text:style-name="T6">{computer, pc, mac, machine, mouse, phone, apple}</text:span></text:p>
      <table:table table:name="Table1" table:style-name="Table1">
        <table:table-column table:style-name="Table1.A"/>
        <table:table-column table:style-name="Table1.B" table:number-columns-repeated="2"/>
        <table:table-column table:style-name="Table1.A"/>
        <table:table-row>
          <table:table-cell table:style-name="Table1.A1" office:value-type="string">
            <text:p text:style-name="P30">Cosine similarity with <text:s/><text:span text:style-name="T1">PPMI</text:span></text:p>
          </table:table-cell>
          <table:table-cell table:style-name="Table1.A1" office:value-type="string">
            <text:p text:style-name="P30">Cosine similarity with <text:s/><text:span text:style-name="T1">PPMI</text:span><text:span text:style-name="T4">alpha</text:span></text:p>
          </table:table-cell>
          <table:table-cell table:style-name="Table1.A1" office:value-type="string">
            <text:p text:style-name="P30">Jaccard index</text:p>
          </table:table-cell>
          <table:table-cell table:style-name="Table1.D1" office:value-type="string">
            <text:p text:style-name="P31">Dice coefficient</text:p>
          </table:table-cell>
        </table:table-row>
        <table:table-row>
          <table:table-cell table:style-name="Table1.A2" office:value-type="string">
            <text:p text:style-name="P26">0.40<text:tab/>('comput', 'pc')</text:p>
            <text:p text:style-name="P26">0.29<text:tab/>('pc', 'mac') <text:s text:c="8"/></text:p>
            <text:p text:style-name="P26">0.27<text:tab/>('comput', 'mac') </text:p>
            <text:p text:style-name="P26">0.20<text:tab/>('comput', 'machin') <text:s/></text:p>
            <text:p text:style-name="P26">0.18<text:tab/>('pc', 'machin') <text:s text:c="2"/></text:p>
            <text:p text:style-name="P26">0.18<text:tab/>('pc', 'mous') <text:s text:c="5"/></text:p>
          </table:table-cell>
          <table:table-cell table:style-name="Table1.A2" office:value-type="string">
            <text:p text:style-name="P24">0.26<text:tab/>('comput', 'pc') </text:p>
            <text:p text:style-name="P24">0.12<text:tab/>('pc', 'mac') </text:p>
            <text:p text:style-name="P24">0.08<text:tab/>('pc', 'mous') <text:s text:c="3"/></text:p>
            <text:p text:style-name="P24">0.08<text:tab/>('comput', 'mac') </text:p>
            <text:p text:style-name="P24">0.07<text:tab/>('mous', 'mac') <text:s text:c="5"/></text:p>
            <text:p text:style-name="P24">0.06<text:tab/>('comput', 'mous') <text:s/></text:p>
          </table:table-cell>
          <table:table-cell table:style-name="Table1.A2" office:value-type="string">
            <text:p text:style-name="P24">0.50<text:tab/>('comput', 'mac')</text:p>
            <text:p text:style-name="P24">0.50<text:tab/>('mac', 'machin') <text:s/></text:p>
            <text:p text:style-name="P24">0.49<text:tab/>('pc', 'mac') <text:s text:c="9"/></text:p>
            <text:p text:style-name="P24">0.48<text:tab/>('comput', 'machin') </text:p>
            <text:p text:style-name="P24">0.47<text:tab/>('comput', 'pc') </text:p>
            <text:p text:style-name="P24">0.47<text:tab/>('pc', 'machin') </text:p>
          </table:table-cell>
          <table:table-cell table:style-name="Table1.D2" office:value-type="string">
            <text:p text:style-name="P28">0.67<text:tab/>('comput', 'mac') </text:p>
            <text:p text:style-name="P28">0.67<text:tab/>('mac', 'machin')</text:p>
            <text:p text:style-name="P28">0.66<text:tab/>('pc', 'mac') <text:s text:c="4"/></text:p>
            <text:p text:style-name="P28">0.65<text:tab/>('comput', 'machin')</text:p>
            <text:p text:style-name="P28">0.64<text:tab/>('comput', 'pc') </text:p>
            <text:p text:style-name="P28">0.64<text:tab/>('pc', 'machin')</text:p>
          </table:table-cell>
        </table:table-row>
      </table:table>
      <text:p text:style-name="P21"/>
      <text:p text:style-name="P20">Top six similarity pair-wise rankings of the set <text:span text:style-name="T6">{cat, shovel, car, #egypt, trump, easy}</text:span></text:p>
      <table:table table:name="Table2" table:style-name="Table2">
        <table:table-column table:style-name="Table2.A"/>
        <table:table-column table:style-name="Table2.B" table:number-columns-repeated="2"/>
        <table:table-column table:style-name="Table2.A"/>
        <table:table-row>
          <table:table-cell table:style-name="Table2.A1" office:value-type="string">
            <text:p text:style-name="P30">Cosine similarity with <text:s/><text:span text:style-name="T1">PPMI</text:span></text:p>
          </table:table-cell>
          <table:table-cell table:style-name="Table2.A1" office:value-type="string">
            <text:p text:style-name="P30">Cosine similarity with <text:s/><text:span text:style-name="T1">PPMI</text:span><text:span text:style-name="T4">alpha</text:span></text:p>
          </table:table-cell>
          <table:table-cell table:style-name="Table2.A1" office:value-type="string">
            <text:p text:style-name="P30">Jaccard index</text:p>
          </table:table-cell>
          <table:table-cell table:style-name="Table2.D1" office:value-type="string">
            <text:p text:style-name="P31">Dice Coefficient</text:p>
          </table:table-cell>
        </table:table-row>
        <table:table-row>
          <table:table-cell table:style-name="Table2.A2" office:value-type="string">
            <text:p text:style-name="P32">0.08<text:tab/>('cat', 'car')</text:p>
            <text:p text:style-name="P32">0.08<text:tab/>('#egypt', 'trump') </text:p>
            <text:p text:style-name="P32">0.08<text:tab/>('easi', 'car') <text:s text:c="12"/></text:p>
            <text:p text:style-name="P32">0.06<text:tab/>('cat', 'easi') </text:p>
            <text:p text:style-name="P32">0.05<text:tab/>('cat', 'shovel') <text:s/></text:p>
            <text:p text:style-name="P32">0.05<text:tab/>('car', 'shovel')</text:p>
          </table:table-cell>
          <table:table-cell table:style-name="Table2.A2" office:value-type="string">
            <text:p text:style-name="P32">0.01<text:tab/>('car', 'shovel') </text:p>
            <text:p text:style-name="P32">0.01<text:tab/>('#egypt', 'trump') <text:s/></text:p>
            <text:p text:style-name="P32">0.01<text:tab/>('trump', 'shovel') <text:s text:c="2"/></text:p>
            <text:p text:style-name="P32">0.00<text:tab/>('easi', 'car') </text:p>
            <text:p text:style-name="P32">0.00<text:tab/>('#egypt', 'shovel') </text:p>
            <text:p text:style-name="P32">0.00<text:tab/>('easi', 'trump')</text:p>
          </table:table-cell>
          <table:table-cell table:style-name="Table2.A2" office:value-type="string">
            <text:p text:style-name="P33">0.51<text:tab/>('cat', 'easi')</text:p>
            <text:p text:style-name="P33">0.44<text:tab/>('easi', 'car') </text:p>
            <text:p text:style-name="P33">0.41<text:tab/>('cat', 'car') </text:p>
            <text:p text:style-name="P33">0.31<text:tab/>('#egypt', 'trump') </text:p>
            <text:p text:style-name="P33">0.23<text:tab/>('cat', 'trump') </text:p>
            <text:p text:style-name="P33">0.20<text:tab/>('easi', 'trump')</text:p>
          </table:table-cell>
          <table:table-cell table:style-name="Table2.D2" office:value-type="string">
            <text:p text:style-name="P34">0.68<text:tab/>('cat', 'easi')</text:p>
            <text:p text:style-name="P34">0.61<text:tab/>('easi', 'car') </text:p>
            <text:p text:style-name="P34">0.58<text:tab/>('cat', 'car') <text:s text:c="4"/></text:p>
            <text:p text:style-name="P34">0.47<text:tab/>('#egypt', 'trump')</text:p>
            <text:p text:style-name="P34">0.37<text:tab/>('cat', 'trump') <text:s text:c="4"/></text:p>
            <text:p text:style-name="P34">0.33<text:tab/>('easi', 'trump')</text:p>
          </table:table-cell>
        </table:table-row>
      </table:table>
      <text:p text:style-name="P10"/>
      <text:p text:style-name="P18">Bibliography</text:p>
      <text:p text:style-name="P15">Daniel Jurafsky &amp; James H. Martin. <text:span text:style-name="T8">(</text:span>2016<text:span text:style-name="T8">)</text:span>. Speech and Language Processing. Draft of November 7, 2016. <text:span text:style-name="T8">Section 15.2</text:span></text:p>
      <text:p text:style-name="P5"><text:s/></text:p>
      <text:p text:style-name="P5">Levy, O., Goldberg, Y., and Dagan, I. (2015). Improving distributional similarity with lessons learned from word embeddings. TACL, 3, 211–225.</text:p>
      <text:p text:style-name="P5"/>
      <text:p text:style-name="P5">http://dataconomy.com/implementing-the-five-most-popular-similarity-measures-in-pyth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ucida Sans1" svg:font-family="'Lucida 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Tahoma"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Liberation Serif" fo:font-size="12pt" fo:language="en" fo:country="GB" style:letter-kerning="true" style:font-name-asian="Tahoma"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Tahoma" style:font-family-asian="Tahoma"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037cf1" officeooo:paragraph-rsid="00037cf1"/>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ext:p text:style-name="MP1">ANLP Assignment 3<text:tab/>s1600429, s1601939<text:tab/><text:date style:data-style-name="N37" text:date-value="2016-11-27T07:57:00.094539946" text:fixed="true">27/11/16</text:dat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tephen Graham</meta:initial-creator>
    <meta:creation-date>2016-11-27T07:52:14.928671348</meta:creation-date>
    <dc:date>2016-11-27T11:21:07.791542222</dc:date>
    <dc:creator>Stephen Graham</dc:creator>
    <meta:editing-duration>PT38M21S</meta:editing-duration>
    <meta:editing-cycles>8</meta:editing-cycles>
    <meta:generator>LibreOffice/4.3.7.2$Linux_X86_64 LibreOffice_project/430$Build-2</meta:generator>
    <meta:document-statistic meta:table-count="2" meta:image-count="0" meta:object-count="0" meta:page-count="2" meta:paragraph-count="97" meta:word-count="788" meta:character-count="5581" meta:non-whitespace-character-count="4675"/>
  </office:meta>
</office:document-meta>
</file>